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position="0% 100%" fo:font-style="normal" fo:font-weight="normal" officeooo:rsid="001f07ba" officeooo:paragraph-rsid="001f07ba" style:font-style-asian="normal" style:font-weight-asian="normal" style:font-style-complex="normal" style:font-weight-complex="normal"/>
    </style:style>
    <style:style style:name="P2" style:family="paragraph" style:parent-style-name="Standard">
      <style:paragraph-properties fo:line-height="200%"/>
      <style:text-properties style:text-position="0% 100%" fo:font-style="normal" fo:font-weight="normal" officeooo:rsid="001f07ba" officeooo:paragraph-rsid="001f07ba" style:font-style-asian="normal" style:font-weight-asian="normal" style:font-style-complex="normal" style:font-weight-complex="normal"/>
    </style:style>
    <style:style style:name="P3" style:family="paragraph" style:parent-style-name="Standard">
      <style:text-properties style:text-position="0% 100%" fo:font-style="normal" fo:font-weight="normal" officeooo:rsid="0026c7c7" officeooo:paragraph-rsid="0026c7c7" style:font-style-asian="normal" style:font-weight-asian="normal" style:font-style-complex="normal" style:font-weight-complex="normal"/>
    </style:style>
    <style:style style:name="P4" style:family="paragraph" style:parent-style-name="Standard">
      <style:text-properties style:text-position="0% 100%" fo:font-style="normal" fo:font-weight="normal" officeooo:rsid="002a7a0b" officeooo:paragraph-rsid="002a7a0b" style:font-style-asian="normal" style:font-weight-asian="normal" style:font-style-complex="normal" style:font-weight-complex="normal"/>
    </style:style>
    <style:style style:name="P5" style:family="paragraph" style:parent-style-name="Standard">
      <style:paragraph-properties fo:line-height="200%"/>
      <style:text-properties style:text-position="0% 100%" officeooo:rsid="000ed524" officeooo:paragraph-rsid="000ed524"/>
    </style:style>
    <style:style style:name="P6" style:family="paragraph" style:parent-style-name="Standard">
      <style:paragraph-properties fo:line-height="200%"/>
      <style:text-properties style:text-position="0% 100%" officeooo:rsid="001355dc" officeooo:paragraph-rsid="001355dc"/>
    </style:style>
    <style:style style:name="P7" style:family="paragraph" style:parent-style-name="Standard">
      <style:paragraph-properties fo:line-height="200%"/>
      <style:text-properties officeooo:rsid="000b3c3c" officeooo:paragraph-rsid="000b3c3c"/>
    </style:style>
    <style:style style:name="P8" style:family="paragraph" style:parent-style-name="Standard">
      <style:paragraph-properties fo:line-height="200%" fo:text-align="center" style:justify-single-word="false"/>
      <style:text-properties officeooo:rsid="000b3c3c" officeooo:paragraph-rsid="000b3c3c"/>
    </style:style>
    <style:style style:name="P9" style:family="paragraph" style:parent-style-name="Standard">
      <style:paragraph-properties fo:line-height="200%"/>
      <style:text-properties officeooo:rsid="000c1fd8" officeooo:paragraph-rsid="000c1fd8"/>
    </style:style>
    <style:style style:name="P10" style:family="paragraph" style:parent-style-name="Standard">
      <style:paragraph-properties fo:line-height="200%"/>
      <style:text-properties style:text-position="super 58%" fo:font-style="normal" fo:font-weight="bold" officeooo:rsid="000ed524" officeooo:paragraph-rsid="000c1fd8" style:font-style-asian="normal" style:font-weight-asian="bold" style:font-style-complex="normal" style:font-weight-complex="bold"/>
    </style:style>
    <style:style style:name="P11" style:family="paragraph" style:parent-style-name="Standard">
      <style:paragraph-properties fo:line-height="200%" fo:text-align="center" style:justify-single-word="false"/>
      <style:text-properties fo:font-size="12pt" style:text-underline-style="none" fo:font-weight="normal" officeooo:rsid="002ea686" officeooo:paragraph-rsid="002ea686" style:font-size-asian="10.5pt" style:font-weight-asian="normal" style:font-size-complex="12pt" style:font-weight-complex="normal"/>
    </style:style>
    <style:style style:name="P12" style:family="paragraph" style:parent-style-name="Standard">
      <style:paragraph-properties fo:line-height="200%" fo:text-align="center" style:justify-single-word="false"/>
      <style:text-properties officeooo:rsid="000b3c3c" officeooo:paragraph-rsid="000b3c3c"/>
    </style:style>
    <style:style style:name="T1" style:family="text">
      <style:text-properties style:text-position="super 58%"/>
    </style:style>
    <style:style style:name="T2" style:family="text">
      <style:text-properties style:text-position="super 58%" fo:font-style="italic" officeooo:rsid="000dff17" style:font-style-asian="italic" style:font-style-complex="italic"/>
    </style:style>
    <style:style style:name="T3" style:family="text">
      <style:text-properties style:text-position="super 58%" fo:font-style="normal" officeooo:rsid="000ed524" style:font-style-asian="normal" style:font-style-complex="normal"/>
    </style:style>
    <style:style style:name="T4" style:family="text">
      <style:text-properties style:text-position="super 58%" fo:font-style="normal" fo:font-weight="bold" officeooo:rsid="000ed524" style:font-style-asian="normal" style:font-weight-asian="bold" style:font-style-complex="normal" style:font-weight-complex="bold"/>
    </style:style>
    <style:style style:name="T5" style:family="text">
      <style:text-properties style:text-position="super 58%" fo:font-style="normal" fo:font-weight="bold" officeooo:rsid="00195712" style:font-style-asian="normal" style:font-weight-asian="bold" style:font-style-complex="normal" style:font-weight-complex="bold"/>
    </style:style>
    <style:style style:name="T6" style:family="text">
      <style:text-properties style:text-position="0% 100%" fo:font-style="normal" officeooo:rsid="000eb8a6" style:font-style-asian="normal" style:font-style-complex="normal"/>
    </style:style>
    <style:style style:name="T7" style:family="text">
      <style:text-properties style:text-position="0% 100%" fo:font-style="normal" officeooo:rsid="000ed524" style:font-style-asian="normal" style:font-style-complex="normal"/>
    </style:style>
    <style:style style:name="T8" style:family="text">
      <style:text-properties style:text-position="0% 100%" fo:font-style="normal" fo:font-weight="bold" officeooo:rsid="000ed524" style:font-style-asian="normal" style:font-weight-asian="bold" style:font-style-complex="normal" style:font-weight-complex="bold"/>
    </style:style>
    <style:style style:name="T9" style:family="text">
      <style:text-properties officeooo:rsid="000dff17"/>
    </style:style>
    <style:style style:name="T10" style:family="text">
      <style:text-properties fo:font-style="italic" officeooo:rsid="000dff17" style:font-style-asian="italic" style:font-style-complex="italic"/>
    </style:style>
    <style:style style:name="T11" style:family="text">
      <style:text-properties fo:font-style="italic" officeooo:rsid="001057fa" style:font-style-asian="italic" style:font-style-complex="italic"/>
    </style:style>
    <style:style style:name="T12" style:family="text">
      <style:text-properties fo:font-style="italic" officeooo:rsid="0010d136" style:font-style-asian="italic" style:font-style-complex="italic"/>
    </style:style>
    <style:style style:name="T13" style:family="text">
      <style:text-properties fo:font-style="italic" fo:font-weight="normal" officeooo:rsid="0010d136" style:font-style-asian="italic" style:font-weight-asian="normal" style:font-style-complex="italic" style:font-weight-complex="normal"/>
    </style:style>
    <style:style style:name="T14" style:family="text">
      <style:text-properties fo:font-style="italic" fo:font-weight="normal" officeooo:rsid="00117b19" style:font-style-asian="italic" style:font-weight-asian="normal" style:font-style-complex="italic" style:font-weight-complex="normal"/>
    </style:style>
    <style:style style:name="T15" style:family="text">
      <style:text-properties fo:font-style="italic" fo:font-weight="normal" officeooo:rsid="00131510" style:font-style-asian="italic" style:font-weight-asian="normal" style:font-style-complex="italic" style:font-weight-complex="normal"/>
    </style:style>
    <style:style style:name="T16" style:family="text">
      <style:text-properties fo:font-style="italic" fo:font-weight="normal" officeooo:rsid="001355dc" style:font-style-asian="italic" style:font-weight-asian="normal" style:font-style-complex="italic" style:font-weight-complex="normal"/>
    </style:style>
    <style:style style:name="T17" style:family="text">
      <style:text-properties fo:font-style="italic" fo:font-weight="normal" officeooo:rsid="0015f8ad" style:font-style-asian="italic" style:font-weight-asian="normal" style:font-style-complex="italic" style:font-weight-complex="normal"/>
    </style:style>
    <style:style style:name="T18" style:family="text">
      <style:text-properties fo:font-style="italic" fo:font-weight="normal" officeooo:rsid="001430ff" style:font-style-asian="italic" style:font-weight-asian="normal" style:font-style-complex="italic" style:font-weight-complex="normal"/>
    </style:style>
    <style:style style:name="T19" style:family="text">
      <style:text-properties fo:font-style="italic" fo:font-weight="normal" officeooo:rsid="001770f1" style:font-style-asian="italic" style:font-weight-asian="normal" style:font-style-complex="italic" style:font-weight-complex="normal"/>
    </style:style>
    <style:style style:name="T20" style:family="text">
      <style:text-properties fo:font-style="italic" fo:font-weight="normal" officeooo:rsid="00195712" style:font-style-asian="italic" style:font-weight-asian="normal" style:font-style-complex="italic" style:font-weight-complex="normal"/>
    </style:style>
    <style:style style:name="T21" style:family="text">
      <style:text-properties fo:font-style="italic" fo:font-weight="normal" officeooo:rsid="001c2d5c" style:font-style-asian="italic" style:font-weight-asian="normal" style:font-style-complex="italic" style:font-weight-complex="normal"/>
    </style:style>
    <style:style style:name="T22" style:family="text">
      <style:text-properties fo:font-style="italic" fo:font-weight="normal" officeooo:rsid="001d9cb7" style:font-style-asian="italic" style:font-weight-asian="normal" style:font-style-complex="italic" style:font-weight-complex="normal"/>
    </style:style>
    <style:style style:name="T23" style:family="text">
      <style:text-properties fo:font-style="italic" fo:font-weight="normal" officeooo:rsid="001f07ba" style:font-style-asian="italic" style:font-weight-asian="normal" style:font-style-complex="italic" style:font-weight-complex="normal"/>
    </style:style>
    <style:style style:name="T24" style:family="text">
      <style:text-properties fo:font-style="italic" style:text-underline-style="none" fo:font-weight="normal" officeooo:rsid="001c2d5c"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0dff17" style:font-style-asian="normal" style:font-style-complex="normal"/>
    </style:style>
    <style:style style:name="T27" style:family="text">
      <style:text-properties fo:font-style="normal" officeooo:rsid="000eb8a6" style:font-style-asian="normal" style:font-style-complex="normal"/>
    </style:style>
    <style:style style:name="T28" style:family="text">
      <style:text-properties fo:font-style="normal" officeooo:rsid="001057fa" style:font-style-asian="normal" style:font-style-complex="normal"/>
    </style:style>
    <style:style style:name="T29" style:family="text">
      <style:text-properties fo:font-style="normal" officeooo:rsid="0010d136" style:font-style-asian="normal" style:font-style-complex="normal"/>
    </style:style>
    <style:style style:name="T30" style:family="text">
      <style:text-properties fo:font-style="normal" fo:font-weight="bold" officeooo:rsid="00195712"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10d136" style:font-style-asian="normal" style:font-weight-asian="normal" style:font-style-complex="normal" style:font-weight-complex="normal"/>
    </style:style>
    <style:style style:name="T33" style:family="text">
      <style:text-properties fo:font-style="normal" fo:font-weight="normal" officeooo:rsid="00117b19" style:font-style-asian="normal" style:font-weight-asian="normal" style:font-style-complex="normal" style:font-weight-complex="normal"/>
    </style:style>
    <style:style style:name="T34" style:family="text">
      <style:text-properties fo:font-style="normal" fo:font-weight="normal" officeooo:rsid="00131510" style:font-style-asian="normal" style:font-weight-asian="normal" style:font-style-complex="normal" style:font-weight-complex="normal"/>
    </style:style>
    <style:style style:name="T35" style:family="text">
      <style:text-properties fo:font-style="normal" fo:font-weight="normal" officeooo:rsid="001355dc" style:font-style-asian="normal" style:font-weight-asian="normal" style:font-style-complex="normal" style:font-weight-complex="normal"/>
    </style:style>
    <style:style style:name="T36" style:family="text">
      <style:text-properties fo:font-style="normal" fo:font-weight="normal" officeooo:rsid="001430ff" style:font-style-asian="normal" style:font-weight-asian="normal" style:font-style-complex="normal" style:font-weight-complex="normal"/>
    </style:style>
    <style:style style:name="T37" style:family="text">
      <style:text-properties fo:font-style="normal" fo:font-weight="normal" officeooo:rsid="0015f8ad" style:font-style-asian="normal" style:font-weight-asian="normal" style:font-style-complex="normal" style:font-weight-complex="normal"/>
    </style:style>
    <style:style style:name="T38" style:family="text">
      <style:text-properties fo:font-style="normal" fo:font-weight="normal" officeooo:rsid="001770f1" style:font-style-asian="normal" style:font-weight-asian="normal" style:font-style-complex="normal" style:font-weight-complex="normal"/>
    </style:style>
    <style:style style:name="T39" style:family="text">
      <style:text-properties fo:font-style="normal" fo:font-weight="normal" officeooo:rsid="00195712" style:font-style-asian="normal" style:font-weight-asian="normal" style:font-style-complex="normal" style:font-weight-complex="normal"/>
    </style:style>
    <style:style style:name="T40" style:family="text">
      <style:text-properties fo:font-style="normal" fo:font-weight="normal" officeooo:rsid="001ae5bc" style:font-style-asian="normal" style:font-weight-asian="normal" style:font-style-complex="normal" style:font-weight-complex="normal"/>
    </style:style>
    <style:style style:name="T41" style:family="text">
      <style:text-properties fo:font-style="normal" fo:font-weight="normal" officeooo:rsid="001c2d5c" style:font-style-asian="normal" style:font-weight-asian="normal" style:font-style-complex="normal" style:font-weight-complex="normal"/>
    </style:style>
    <style:style style:name="T42" style:family="text">
      <style:text-properties fo:font-style="normal" fo:font-weight="normal" officeooo:rsid="001d9cb7" style:font-style-asian="normal" style:font-weight-asian="normal" style:font-style-complex="normal" style:font-weight-complex="normal"/>
    </style:style>
    <style:style style:name="T43" style:family="text">
      <style:text-properties fo:font-style="normal" fo:font-weight="normal" officeooo:rsid="001f07ba" style:font-style-asian="normal" style:font-weight-asian="normal" style:font-style-complex="normal" style:font-weight-complex="normal"/>
    </style:style>
    <style:style style:name="T44" style:family="text">
      <style:text-properties fo:font-style="normal" style:text-underline-style="none" fo:font-weight="normal" officeooo:rsid="001c2d5c" style:font-style-asian="normal" style:font-weight-asian="normal" style:font-style-complex="normal" style:font-weight-complex="normal"/>
    </style:style>
    <style:style style:name="T45" style:family="text">
      <style:text-properties style:text-position="sub 58%" fo:font-style="normal" officeooo:rsid="000eb8a6" style:font-style-asian="normal" style:font-style-complex="normal"/>
    </style:style>
    <style:style style:name="T46" style:family="text">
      <style:text-properties officeooo:rsid="00204115"/>
    </style:style>
    <style:style style:name="T47" style:family="text">
      <style:text-properties officeooo:rsid="00249683"/>
    </style:style>
    <style:style style:name="T48" style:family="text">
      <style:text-properties officeooo:rsid="0027ae70"/>
    </style:style>
    <style:style style:name="T49" style:family="text">
      <style:text-properties fo:font-size="16pt" style:text-underline-style="none" fo:font-weight="bold" style:font-size-asian="14pt" style:font-weight-asian="bold"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49"/></text:p>
      <text:p text:style-name="P8"><text:span text:style-name="T49"/></text:p>
      <text:p text:style-name="P8"><text:span text:style-name="T49">Solving the N-Queens Problem with GA</text:span></text:p>
      <text:p text:style-name="P11">By Michael Borden</text:p>
      <text:p text:style-name="P11">May 12<text:span text:style-name="T1">th</text:span>, 2017</text:p>
      <text:p text:style-name="P8"/>
      <text:p text:style-name="P9"><text:tab/><text:span text:style-name="T9">This program is written in Python an is self contained in one file. The entire program is based off the genetic algorithm search on page 378 of </text:span><text:span text:style-name="T10">Artificial Intelligence in the 21</text:span><text:span text:style-name="T2">st</text:span><text:span text:style-name="T10"> Centerury</text:span><text:span text:style-name="T26">. There are a total of 10 step (including the print function inside the while loop). </text:span><text:span text:style-name="T27">The program starts off by importing some modules to help make things easier to write and faster to run. Next, there are some important variables that can be altered to receive different outputs. Following are 12 supporting functions to help the 10 steps come to fruition (also 2 that are prototypes for multiprocessing commented out). Finally, there is a main function that clearly lay out the 10 steps to accomplish the goal which is: the N-Queens problem. </text:span><text:span text:style-name="T28">The following is the </text:span><text:span text:style-name="T11">main()</text:span><text:span text:style-name="T28"> functions 10 steps.</text:span></text:p>
      <text:p text:style-name="P9"><text:span text:style-name="T27"><text:tab/>Step 1: Randomly generate S</text:span><text:span text:style-name="T45">1</text:span><text:span text:style-name="T27">, S</text:span><text:span text:style-name="T45">2</text:span><text:span text:style-name="T27">, S</text:span><text:span text:style-name="T45">3</text:span><text:span text:style-name="T27">,… S</text:span><text:span text:style-name="T45">n</text:span><text:span text:style-name="T6"> from state space. The state space was designed as a 3 dimensional population </text:span><text:span text:style-name="T7">of boards. There where population, </text:span><text:span text:style-name="T8">P</text:span><text:span text:style-name="T7">, amount of boards where each board was N-Queens</text:span><text:span text:style-name="T3">2</text:span><text:span text:style-name="T7">, </text:span><text:span text:style-name="T8">NQ</text:span><text:span text:style-name="T4">2</text:span><text:span text:style-name="T7">, in size.</text:span></text:p>
      <text:p text:style-name="P9"><text:span text:style-name="T7"><text:tab/><text:tab/><text:tab/><text:tab/><text:tab/>State_Space = </text:span><text:span text:style-name="T8">P</text:span><text:span text:style-name="T7"> * </text:span><text:span text:style-name="T8">NQ</text:span><text:span text:style-name="T4">2</text:span></text:p>
      <text:p text:style-name="P10"/>
      <text:p text:style-name="P5"><text:span text:style-name="T25">Each board has been randomly generated with values of 0 or 1. </text:span><text:span text:style-name="T28">The 1 represents a position on the board where there is a Queen, and where there is not, there is a 0. First function is the </text:span><text:span text:style-name="T11">create_population() </text:span><text:span text:style-name="T28">where the return is a state space of randomly generated boards filled with 1s that represents a queens position.</text:span></text:p>
      <text:p text:style-name="P5"><text:soft-page-break/><text:span text:style-name="T28"><text:tab/>Step 2: Calculate the fitness for each string. After </text:span><text:span text:style-name="T11">create_population</text:span><text:span text:style-name="T28"> creates a population of boards, </text:span><text:span text:style-name="T11">board_popul, </text:span><text:span text:style-name="T28">it is passed as an argument to the fitness function </text:span><text:span text:style-name="T11">fitness_test()</text:span><text:span text:style-name="T28">. </text:span><text:span text:style-name="T29">This </text:span><text:span text:style-name="T12">fitness_test() </text:span><text:span text:style-name="T29"><text:s/>takes the </text:span><text:span text:style-name="T12">board_popul </text:span><text:span text:style-name="T29">and rates each board by how many Queens are not in violation (i.e. no other Queen in the same row, column, or diagonal). For each non-violation the boards fitness,</text:span><text:span text:style-name="T12"> board_fit,</text:span><text:span text:style-name="T29"> is increased by 1. After the board has been completely evaluated the </text:span><text:span text:style-name="T13">board_fit</text:span><text:span text:style-name="T32"> is squared. The reasoning behind this is because a fitness of 3 to 4 is not that important. However, if there is a board fitness of 97 and there is another board with a fitness of 98, this is more important is should have some more weight. As the value gets closer to the goal, its relevance increases. <text:s/></text:span><text:span text:style-name="T33">Finally the </text:span><text:span text:style-name="T14">fitness_test()</text:span><text:span text:style-name="T33"> returns a dictionary of (key=board index, value=board fitness).</text:span></text:p>
      <text:p text:style-name="P5"><text:span text:style-name="T33"><text:tab/></text:span><text:span text:style-name="T34">Step 3: Count = 0. This count is the variable </text:span><text:span text:style-name="T15">gen</text:span><text:span text:style-name="T34"> which is initialized to 0 to indicate the first generation that has randomly come to be. Not much else to say. </text:span></text:p>
      <text:p text:style-name="P5"><text:span text:style-name="T34"><text:tab/>Step 4: While count &lt; maxcount and progress being made and ideal solution not found. This is where the genetic algorithm lives until; it lives to long, stops making progress, or finds a solution to the problem. These are checked for every generation to make sure there is a reason to keep working. The function </text:span><text:span text:style-name="T15">progress_being_made()</text:span><text:span text:style-name="T34"> makes sure that if there is no leveling up progress withing a curtain about of generations, then just quit while your ahead. </text:span></text:p>
      <text:p text:style-name="P5"><text:span text:style-name="T34"><text:tab/></text:span><text:span text:style-name="T35">Step 5: Count = Count + 1. This is as straight forward as step 3. The </text:span><text:span text:style-name="T16">gen</text:span><text:span text:style-name="T35"> will be increased by 1 every while loop to indication the count of the current generation. Not much else to say.</text:span></text:p>
      <text:p text:style-name="P6"><text:span text:style-name="T31"><text:tab/>Step 6: Select mates from the current population. Mates are selected based on the probability they will be chosen based on their fitness level. The higher the fitness level, the higher the probability it will be chosen for mating. This is the survival of the fittest part of the while algorithm. Only the strong prevail! </text:span><text:span text:style-name="T36">The probability</text:span><text:span text:style-name="T37"> is</text:span><text:span text:style-name="T36"> the boards fitness value to </text:span><text:span text:style-name="T37">the </text:span><text:span text:style-name="T36">populations total fitness value. </text:span><text:span text:style-name="T37">The function </text:span><text:span text:style-name="T17"><text:s/>mate_selection()</text:span><text:span text:style-name="T37"> returns a list of tuple pairs.</text:span></text:p>
      <text:p text:style-name="P6"><text:span text:style-name="T37"><text:tab/></text:span><text:span text:style-name="T38">Step 7: Apply Crossover. To apply crossover, the function </text:span><text:span text:style-name="T18">c</text:span><text:span text:style-name="T19">rossover()</text:span><text:span text:style-name="T38"> generates a random </text:span><text:span text:style-name="T39">integer to use as an index to split the</text:span><text:span text:style-name="T38"> flatten</text:span><text:span text:style-name="T39">ed boards. Then each board switches their second half with </text:span><text:soft-page-break/><text:span text:style-name="T39">its partner. The boards are reshaped back into the original </text:span><text:span text:style-name="T30">NQ</text:span><text:span text:style-name="T5">2</text:span><text:span text:style-name="T30"> </text:span><text:span text:style-name="T39">size and put back into population to run as another </text:span><text:span text:style-name="T20">gen</text:span><text:span text:style-name="T39">. </text:span><text:span text:style-name="T41">The function returns a </text:span><text:span text:style-name="T44">mated list, </text:span><text:span text:style-name="T24">mated_list.</text:span></text:p>
      <text:p text:style-name="P6"><text:span text:style-name="T39"><text:tab/></text:span><text:span text:style-name="T40">Step 8: Apply Mutation. </text:span><text:span text:style-name="T41">The function </text:span><text:span text:style-name="T21">mutation()</text:span><text:span text:style-name="T41"> takes the </text:span><text:span text:style-name="T22">mated_list</text:span><text:span text:style-name="T42"> and goes to every position on every board and runs a probability of 1 / mutation rate, </text:span><text:span text:style-name="T22">MUT_RATE</text:span><text:span text:style-name="T42">, which is a value at the top of the file that can be changed to see different outcomes, possibly. If the random number generated is a 1, then the position on the board is evaluated to see if it holds a 1 or 0 and replaces it with it’s opposite. The mutated board is returned.</text:span></text:p>
      <text:p text:style-name="P6"><text:span text:style-name="T42"><text:tab/>Step 9: Calculate the fitness for this new population of strings. </text:span><text:span text:style-name="T43">The function </text:span><text:span text:style-name="T23">fitness_test() </text:span><text:span text:style-name="T43">is now run again but this time is tests the new generation. </text:span></text:p>
      <text:p text:style-name="P6"><text:span text:style-name="T43"><text:tab/>Step 10: // end while. This is where the print function, </text:span><text:span text:style-name="T23">print_func()</text:span><text:span text:style-name="T43"> comes in. Every time there is a board with a new high for fitness level it is printed, or it is printed every </text:span><text:span text:style-name="T23">PTINT_EVERY_N_GEN</text:span><text:span text:style-name="T43"> to help keep an eye on where the progress is. This function prints some helpful information such as the current generation, the date &amp; time, how many mutations have occurred, the best fitness value, and the current board prints out to show you how it looks.</text:span></text:p>
      <text:p text:style-name="P2"><text:tab/>Once the while loop has failed or completed successfully, the final board is printed once again. This program was an example of how to apply a genetic algorithm to solve the N-Queens problem. Future plans include a new way for mutation where the board has a probability to move the queen on the board to a new location, instead of changing how many queens there are currently on the board. Also, there is some commented out code that is a prototype for multiprocessing in the future. This would help it run in parallel rather than in series. This would allow for larger sample sized and faster iterations. Currently the highest solved board is <text:span text:style-name="T47">16</text:span> Queens which it doesn’t without much issue, <text:span text:style-name="T46">and a fitness of 47 of a 50 Queens problem</text:span>. I recommend a large sample size. Remember, the larger the number, the slower each generation is.</text:p>
      <text:p text:style-name="P2"><text:tab/><text:span text:style-name="T48">This has been quite an addictive project to work on. I plan to continue working on it until it can solve 100 Queens. Have any research project ideas that align with this?</text:span></text:p>
      <text:p text:style-name="P1"><text:soft-page-break/></text:p>
      <text:p text:style-name="P3">Current Generation <text:s text:c="7"/>:: 1200</text:p>
      <text:p text:style-name="P3">Best Fitness <text:s text:c="19"/>:: 16 / 16</text:p>
      <text:p text:style-name="P3">Best Board's Index <text:s text:c="8"/>:: 92 / 256</text:p>
      <text:p text:style-name="P3">Current Date &amp; Time <text:s text:c="4"/>:: 15:42:43</text:p>
      <text:p text:style-name="P3">Mutation Rate <text:s text:c="15"/>:: 0.003906%</text:p>
      <text:p text:style-name="P3">Mutation Count <text:s text:c="12"/>:: 306958</text:p>
      <text:p text:style-name="P3">[+ Q + + + + + + + + + + + + + +]</text:p>
      <text:p text:style-name="P3">[+ + + Q + + + + + + + + + + + +]</text:p>
      <text:p text:style-name="P3">[+ + + + + + + + + + Q + + + + +]</text:p>
      <text:p text:style-name="P3">[+ + + + + + Q + + + + + + + + +]</text:p>
      <text:p text:style-name="P3">[+ + + + + + + + + + + Q + + + +]</text:p>
      <text:p text:style-name="P3">[+ + + + + + + + + + + + + + + Q]</text:p>
      <text:p text:style-name="P3">[+ + Q + + + + + + + + + + + + +]</text:p>
      <text:p text:style-name="P3">[+ + + + + + + + + + + + Q + + +]</text:p>
      <text:p text:style-name="P3">[+ + + + + + + + + + + + + + Q +]</text:p>
      <text:p text:style-name="P3">[+ + + + + + + Q + + + + + + + +]</text:p>
      <text:p text:style-name="P3">[+ + + + Q + + + + + + + + + + +]</text:p>
      <text:p text:style-name="P3">[Q + + + + + + + + + + + + + + +]</text:p>
      <text:p text:style-name="P3">[+ + + + + + + + + Q + + + + + +]</text:p>
      <text:p text:style-name="P3">[+ + + + + Q + + + + + + + + + +]</text:p>
      <text:p text:style-name="P3">[+ + + + + + + + + + + + + Q + +]</text:p>
      <text:p text:style-name="P3">[+ + + + + + + + Q + + + +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2:16:01.537000000</meta:creation-date>
    <dc:date>2017-06-08T13:32:09.424429455</dc:date>
    <meta:editing-duration>PT13H43M34S</meta:editing-duration>
    <meta:editing-cycles>29</meta:editing-cycles>
    <meta:generator>LibreOffice/5.1.6.2$Linux_X86_64 LibreOffice_project/10m0$Build-2</meta:generator>
    <meta:document-statistic meta:table-count="0" meta:image-count="0" meta:object-count="0" meta:page-count="4" meta:paragraph-count="40" meta:word-count="1333" meta:character-count="6734" meta:non-whitespace-character-count="5352"/>
  </office:meta>
</office:document-meta>
</file>